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Standard" style:family="paragraph">
      <style:text-properties fo:font-weight="bold" style:font-weight-asian="bold" style:font-weight-complex="bold" fo:font-size="18pt" style:font-size-asian="18pt" style:font-size-complex="18pt"/>
    </style:style>
    <style:style style:name="P3" style:parent-style-name="Standard" style:family="paragraph">
      <style:text-properties fo:font-weight="bold" style:font-weight-asian="bold" style:font-weight-complex="bold" fo:font-size="18pt" style:font-size-asian="18pt" style:font-size-complex="18pt"/>
    </style:style>
    <style:style style:name="P4" style:parent-style-name="Standard" style:family="paragraph">
      <style:text-properties fo:font-weight="bold" style:font-weight-asian="bold" style:font-weight-complex="bold" fo:font-size="18pt" style:font-size-asian="18pt" style:font-size-complex="18pt"/>
    </style:style>
    <style:style style:name="P5" style:parent-style-name="Standard" style:family="paragraph">
      <style:text-properties fo:font-weight="bold" style:font-weight-asian="bold" style:font-weight-complex="bold" fo:font-size="18pt" style:font-size-asian="18pt" style:font-size-complex="18pt"/>
    </style:style>
    <style:style style:name="P6" style:parent-style-name="Standard" style:family="paragraph">
      <style:text-properties fo:font-weight="bold" style:font-weight-asian="bold" style:font-weight-complex="bold" fo:font-size="18pt" style:font-size-asian="18pt" style:font-size-complex="18pt"/>
    </style:style>
    <style:style style:name="P7" style:parent-style-name="Standard" style:family="paragraph">
      <style:text-properties fo:font-weight="bold" style:font-weight-asian="bold" style:font-weight-complex="bold" fo:font-size="18pt" style:font-size-asian="18pt" style:font-size-complex="18pt"/>
    </style:style>
    <style:style style:name="P8" style:parent-style-name="Standard" style:family="paragraph">
      <style:text-properties fo:font-weight="bold" style:font-weight-asian="bold" style:font-weight-complex="bold" fo:font-size="18pt" style:font-size-asian="18pt" style:font-size-complex="18pt"/>
    </style:style>
    <style:style style:name="P9" style:parent-style-name="Standard" style:family="paragraph">
      <style:text-properties fo:font-weight="bold" style:font-weight-asian="bold" style:font-weight-complex="bold" fo:font-size="18pt" style:font-size-asian="18pt" style:font-size-complex="18pt"/>
    </style:style>
    <style:style style:name="P10" style:parent-style-name="Standard" style:family="paragraph">
      <style:text-properties fo:font-weight="bold" style:font-weight-asian="bold" style:font-weight-complex="bold" fo:font-size="18pt" style:font-size-asian="18pt" style:font-size-complex="18pt"/>
    </style:style>
    <style:style style:name="P11" style:parent-style-name="Standard" style:family="paragraph">
      <style:text-properties fo:font-weight="bold" style:font-weight-asian="bold" style:font-weight-complex="bold" fo:font-size="18pt" style:font-size-asian="18pt" style:font-size-complex="18pt" fo:language="de" fo:country="DE"/>
    </style:style>
    <style:style style:name="P12" style:parent-style-name="Standard" style:family="paragraph">
      <style:text-properties fo:language="de" fo:country="DE"/>
    </style:style>
    <style:style style:name="T13" style:parent-style-name="DefaultParagraphFont" style:family="text">
      <style:text-properties fo:language="de" fo:country="DE"/>
    </style:style>
    <style:style style:name="T14" style:parent-style-name="DefaultParagraphFont" style:family="text">
      <style:text-properties fo:language="de" fo:country="DE"/>
    </style:style>
    <style:style style:name="T15" style:parent-style-name="DefaultParagraphFont" style:family="text">
      <style:text-properties fo:language="de" fo:country="DE"/>
    </style:style>
    <style:style style:name="T16" style:parent-style-name="DefaultParagraphFont" style:family="text">
      <style:text-properties fo:language="de" fo:country="DE"/>
    </style:style>
    <style:style style:name="T17" style:parent-style-name="DefaultParagraphFont" style:family="text">
      <style:text-properties fo:language="de" fo:country="DE"/>
    </style:style>
    <style:style style:name="T18" style:parent-style-name="DefaultParagraphFont" style:family="text">
      <style:text-properties fo:language="de" fo:country="DE"/>
    </style:style>
  </office:automatic-styles>
  <office:body>
    <office:text text:use-soft-page-breaks="true">
      <text:p text:style-name="P1">Problem A (exams)</text:p>
      <text:p text:style-name="P2"/>
      <text:p text:style-name="Standard">Tomorrow, is the big day! The new freshman are approaching there first ever exam! But wait... something happened to the exams. Some pages have been printed less than others.</text:p>
      <text:p text:style-name="Standard">Oh no! The printer must be broken again. Quik, find out how many more sheets you have to print of each page.</text:p>
      <text:p text:style-name="Standard"/>
      <text:p text:style-name="Standard">You are given 1&lt;= N &lt;= 10^6 (number of sheets that each student should get), 1 &lt;= S &lt;= 10^9 (number of students that participate in the exam) and N numbers<text:s/>0&lt;= a_i &lt;= 10^9 (number of already printed pages per page in the exam)</text:p>
      <text:p text:style-name="Standard"/>
      <text:p text:style-name="Standard">You should print N numbers o_i, where o_i is the number of sheets of page i which have to be printed.</text:p>
      <text:p text:style-name="Standard"/>
      <text:p text:style-name="P3">Problem B (cancel)</text:p>
      <text:p text:style-name="Standard"/>
      <text:p text:style-name="Standard">You are about to graduate in normal period and your examination regulations allows you to cancel some of your grades. What a great feeling!</text:p>
      <text:p text:style-name="Standard">Since there have been so many complaints with the ASTA. You may now cancel grades partially, so that you can always cancel all of your allowed credits.</text:p>
      <text:p text:style-name="Standard"/>
      <text:p text:style-name="Standard">Find out which parts of which grade you have to cancel to achieve your optimal final grade.</text:p>
      <text:p text:style-name="Standard"/>
      <text:p text:style-name="Standard">You are given 1&lt;=N&lt;=10^6 (number of exams that you took), 1 &lt;= C &lt;= 10^9 (number of credits that you are allowed to cancel), and 2 x N numbers, c_i (credits of exam i) and k_i (grade of exam I).</text:p>
      <text:p text:style-name="Standard"/>
      <text:p text:style-name="Standard">You should print a single float o (the optimal final grade).</text:p>
      <text:p text:style-name="Standard"/>
      <text:p text:style-name="P4">Problem C (streets)</text:p>
      <text:p text:style-name="Standard"/>
      <text:p text:style-name="Standard">Oh, no! Instead of only destroying the bridge at Turmstrasse, all streets have been destroyed and now all places are disconnected. If that was not bad enough, the new term</text:p>
      <text:p text:style-name="Standard">is going to begin soon and the studnets want to tour all buildings of the RWTH. Luckily you are a well known city designer and know how much time it costs to build a street between two building.</text:p>
      <text:p text:style-name="Standard">Find a way to connect all buildings in miniimal time so that the students can have a enjoy their freshman rally.</text:p>
      <text:p text:style-name="Standard"/>
      <text:p text:style-name="Standard">You are given 1&lt;=N&lt;=10^6 (number of places in Aachen), 1&lt;=M&lt;=10^9 (number of constructable streets in Aachen), and M additional lines with a_i, b_i (names of places which are connected by street I) and c_i (costs of building street I).</text:p>
      <text:p text:style-name="Standard"/>
      <text:p text:style-name="Standard">You should print an integer O (the number of streets that should be build) and O lines containing the index of the streets that should be build.</text:p>
      <text:p text:style-name="Standard"/>
      <text:p text:style-name="P5">Problem D (hats)</text:p>
      <text:p text:style-name="Standard"/>
      <text:soft-page-break/>
      <text:p text:style-name="Standard">Hooray! You just graduated and you are throwing a party with your friends. Coming frome the official ceremony, you still wear your graduation hat. To celebrate diversity,</text:p>
      <text:p text:style-name="Standard">each hat has a different color. You and your best friend like each others color, but you already decided that everyone should throw their hat in the air and pick up one blindly.</text:p>
      <text:p text:style-name="Standard">How likely is it that you and your best friend get you favorite colors?</text:p>
      <text:p text:style-name="Standard"/>
      <text:p text:style-name="Standard">You are given an integer 1&lt;=N&lt;=10 (the number of hats).</text:p>
      <text:p text:style-name="Standard"/>
      <text:p text:style-name="Standard">You should print one float O, the likelihood in percentage of the described event to occur.</text:p>
      <text:p text:style-name="Standard"/>
      <text:p text:style-name="P6">Problem E (trophy)</text:p>
      <text:p text:style-name="Standard"/>
      <text:p text:style-name="Standard">Hooray!! The department of computer science won a great award. And what is even greater is the trophy. In fact it is so big that one hardly wants to move it around. As the trophy is desired by all chairs, <text:s/>they at some point want to have it in their rooms. But the problem is</text:p>
      <text:p text:style-name="Standard"/>
      <text:p text:style-name="P7">Problem F (claims)</text:p>
      <text:p text:style-name="Standard"/>
      <text:p text:style-name="Standard">Claims and check wether true or not → compute wether cycle</text:p>
      <text:p text:style-name="Standard"/>
      <text:p text:style-name="P8">Problem G (public transport)</text:p>
      <text:p text:style-name="Standard"/>
      <text:p text:style-name="Standard">You are a freshman tutor and your students want to know how or if they can get frome one place to another with the public transportation system.</text:p>
      <text:p text:style-name="Standard">You know all of the available direct connections. Help your students find out wether they can reach a spot from another one by riding only busses.</text:p>
      <text:p text:style-name="Standard"/>
      <text:p text:style-name="Standard">You are first given an integer 1&lt;=N&lt;=10^6 (the number of places in Aachen), 1&lt;=M&lt;=10^6 (the number of streets in Aachen) and M lines containing a_i, b_i (street i connects the places a_i and b_i).</text:p>
      <text:p text:style-name="Standard">After this you get an integer 1&lt;= Q &lt;= 10^5 ( the number of queries) and Q lines with x_i and y_i (the places a student wants to begin his trip and end his trip).</text:p>
      <text:p text:style-name="Standard"/>
      <text:p text:style-name="Standard">You should print Q numbers. You should print a 1 if the student can get from x_i to y_i and a 0 if this is not possible.</text:p>
      <text:p text:style-name="Standard"/>
      <text:p text:style-name="Standard"/>
      <text:p text:style-name="Standard"/>
      <text:p text:style-name="P9">Problem H (car)</text:p>
      <text:p text:style-name="Standard"/>
      <text:p text:style-name="Standard">You just started out at RWTH and you have heard that you can win a car when you graduate with 4,0.</text:p>
      <text:p text:style-name="Standard">Since you are a mad genius, you know that you could solve any exam task perfectly, if you wanted to.</text:p>
      <text:p text:style-name="Standard">Because you do not know the examination scheme, you decided that you only want to solve a task completely, or do not approach it at all.</text:p>
      <text:p text:style-name="Standard"/>
      <text:p text:style-name="Standard">Find the tasks that you should solve to get a score that is exactly 50%, given that this is always possible.</text:p>
      <text:p text:style-name="Standard"/>
      <text:soft-page-break/>
      <text:p text:style-name="Standard">You are given an integer 1&lt;=N&lt;=10^3 (the total number of tasks) and N lines with integers 1&lt;=p_i&lt;=10^4 (the points you can get from task I). The sum of the p_i does not exceed 10^5.</text:p>
      <text:p text:style-name="Standard"/>
      <text:p text:style-name="Standard">You should print N lines. In line i should be a 0 if task i should not be solved and a 1 if it should be solved.</text:p>
      <text:p text:style-name="Standard"/>
      <text:p text:style-name="P10">Problem I (size)</text:p>
      <text:p text:style-name="Standard"/>
      <text:p text:style-name="Standard">You are a freshman tutor and just finished your the freshman rally with your group. One student is eager to know the how big the area of Aachen is.</text:p>
      <text:p text:style-name="Standard">Unfortunately, you live in Germany and your internet connection does not work. But you have another idea. You took one photo at every landmark that you visited during</text:p>
      <text:p text:style-name="Standard">the rally and they are tagged with a APS (Aachen Precision System) coordinate. Since, you do not want to claim foreign space, you only declare land to be part of Aachen</text:p>
      <text:p text:style-name="Standard">if it is in between the landmarks that you visited.</text:p>
      <text:p text:style-name="Standard">Find the smallest Area of the smallest polygon that includes all of the landmarks.</text:p>
      <text:p text:style-name="Standard"/>
      <text:p text:style-name="Standard">You are given an integer 1&lt;= N &lt;= 10^6 (the number of places you visited) and then N lines with two floats -10^9 &lt;= x_i, y_i &lt;= 10^9 (coordinates of place I).</text:p>
      <text:p text:style-name="Standard"/>
      <text:p text:style-name="Standard">You should print a float O, the total area that Aachen at least encompasses.</text:p>
      <text:p text:style-name="Standard"/>
      <text:p text:style-name="P11">Problem J (swaps)</text:p>
      <text:p text:style-name="P12"/>
      <text:p text:style-name="Standard"><text:span text:style-name="T13">zwei zahlenfolgen, minimale benachbarte swaps.<text:s/></text:span><text:span text:style-name="T14">Fotorgraph→ professor</text:span><text:span text:style-name="T15">, fo</text:span><text:span text:style-name="T16">to</text:span><text:span text:style-name="T17"><text:s/>mit höhen v</text:span><text:span text:style-name="T18">on student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incent de Bakker</dc:creator>
    <meta:creation-date>2022-08-28T19:39:00Z</meta:creation-date>
    <dc:date>2022-09-01T15:51:00Z</dc:date>
    <meta:template xlink:href="Normal.dotm" xlink:type="simple"/>
    <meta:editing-cycles>14</meta:editing-cycles>
    <meta:editing-duration>PT0S</meta:editing-duration>
    <meta:document-statistic meta:page-count="3" meta:paragraph-count="11" meta:word-count="852" meta:character-count="5703" meta:row-count="40" meta:non-whitespace-character-count="4862"/>
  </office:meta>
</office:document-meta>
</file>